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zxx" fo:country="none" officeooo:rsid="0007495c" officeooo:paragraph-rsid="0007495c" style:language-asian="zxx" style:country-asian="none" style:language-complex="zxx" style:country-complex="none"/>
    </style:style>
    <style:style style:name="P2" style:family="paragraph" style:parent-style-name="Standard">
      <style:text-properties fo:language="zxx" fo:country="none" fo:font-weight="bold" officeooo:rsid="00080bb6" officeooo:paragraph-rsid="00080bb6" style:language-asian="zxx" style:country-asian="none" style:font-weight-asian="bold" style:language-complex="zxx" style:country-complex="none" style:font-weight-complex="bold"/>
    </style:style>
    <style:style style:name="P3" style:family="paragraph" style:parent-style-name="Standard">
      <style:text-properties fo:language="zxx" fo:country="none" fo:font-weight="normal" officeooo:rsid="00080bb6" officeooo:paragraph-rsid="00080bb6" style:language-asian="zxx" style:country-asian="none" style:font-weight-asian="normal" style:language-complex="zxx" style:country-complex="none" style:font-weight-complex="normal"/>
    </style:style>
    <style:style style:name="P4" style:family="paragraph" style:parent-style-name="Standard">
      <style:text-properties fo:language="zxx" fo:country="none" style:text-underline-style="none" fo:font-weight="bold" officeooo:rsid="000857e3" officeooo:paragraph-rsid="000857e3" style:language-asian="zxx" style:country-asian="none" style:font-weight-asian="bold" style:language-complex="zxx" style:country-complex="none" style:font-weight-complex="bold"/>
    </style:style>
    <style:style style:name="P5" style:family="paragraph">
      <style:paragraph-properties fo:text-align="center"/>
    </style:style>
    <style:style style:name="P6" style:family="paragraph">
      <loext:graphic-properties draw:fill="none" draw:fill-color="#ffffff"/>
      <style:paragraph-properties style:writing-mode="lr-tb"/>
      <style:text-properties fo:font-size="12pt"/>
    </style:style>
    <style:style style:name="T1" style:family="text">
      <style:text-properties style:text-underline-style="solid" style:text-underline-width="auto" style:text-underline-color="font-color" fo:font-weight="normal" fo:background-color="#ffff00" loext:char-shading-value="0"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normal" fo:background-color="#ffff00" loext:char-shading-value="0" style:font-weight-asian="normal" style:font-weight-complex="normal"/>
    </style:style>
    <style:style style:name="T5" style:family="text">
      <style:text-properties officeooo:rsid="000857e3"/>
    </style:style>
    <style:style style:name="T6" style:family="text">
      <style:text-properties fo:font-size="12pt"/>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Kotlin se basa en acivitys principalmente, se podría decir que son como las clases de java. En vez de métodos se llaman funciones: fun funcionPrueba(...){...}, a diferencia de java, las funciones no tienen por que estar dentro de clases(activitys). Y como en pyhton no usamos ; al final de cada sentencia. Cuando busquemos información sobre Kotlin/andriodStudio es recinebdable buscar en android developer.</text:p>
      <text:p text:style-name="P1"><text:tab/>Tambien tiene clases y pueden extender:</text:p>
      <text:p text:style-name="P1">class MainActivity : ..la extensión..</text:p>
      <text:p text:style-name="P1"><text:tab/>empezariamos a codificar aquí</text:p>
      <text:p text:style-name="P1"/>
      <text:p text:style-name="P1"/>
      <text:p text:style-name="P2"><draw:frame text:anchor-type="paragraph" draw:z-index="0" draw:name="Marco de texto 1" draw:style-name="gr2" draw:text-style-name="P6" svg:width="6.55cm" svg:height="1.015cm" svg:x="4.951cm" svg:y="1.847cm"><draw:text-box><text:p><text:span text:style-name="T6">Función que recibe 2 parámetros y que no devuelve nada(Unit))</text:span></text:p></draw:text-box></draw:frame>Las funciones:<text:span text:style-name="T3"> Puedes hacer que una función reciba como parámetro otra función. Cuando le ponemos una función como parámetro siempre se pone este al final. Podemos ponerle valores por defecto a una variable, como en python, tambien podemos darle las variables desordenadas a la hora de llamar a la función (esto no funciona si una de las variables es una función):</text:span></text:p>
      <text:p text:style-name="P3"/>
      <text:p text:style-name="P3"><draw:path text:anchor-type="paragraph" draw:z-index="1" draw:name="Curva de Bézier 1" draw:style-name="gr1" draw:text-style-name="P5" svg:width="5.4cm" svg:height="0.265cm" svg:x="4.62cm" svg:y="0.425cm" svg:viewBox="0 0 5401 266" svg:d="M0 69c212 0 422 0 636 0 204 0 412-24 616 0 214 24 399-48 616-45 206 4 409-19 616-22 203-4 410 0 617 0 212 0 425-3 637 0 206 2 411 3 616 22 202 20 409-1 617 0h205l205 66 20 176"><text:p/></draw:path><draw:polyline text:anchor-type="paragraph" draw:z-index="2" draw:name="Línea poligonal con 3 vértices 1" draw:style-name="gr1" draw:text-style-name="P5" svg:width="0.531cm" svg:height="0.044cm" draw:transform="skewX (0.489564855184409) rotate (-2.38691228502745) translate (4.62362236814472cm 0.43982013670277cm)" svg:viewBox="0 0 532 45" draw:points="0,13 340,0 532,45"><text:p/></draw:polyline></text:p>
      <text:p text:style-name="P3">fun calcular(a: Int, b: Int, operación: (x: Int, y: Int) → Unit){ </text:p>
      <text:p text:style-name="P2"><text:span text:style-name="T3"><text:tab/>operacion(</text:span><text:span text:style-name="T4">a,b</text:span><text:span text:style-name="T3">)</text:span></text:p>
      <text:p text:style-name="P3">}</text:p>
      <text:p text:style-name="P3"/>
      <text:p text:style-name="P3">fun…{</text:p>
      <text:p text:style-name="P2"><text:span text:style-name="T3"><text:tab/>calcular( </text:span><text:span text:style-name="T2">3, 4</text:span><text:span text:style-name="T3">,</text:span></text:p>
      <text:p text:style-name="P2"><text:span text:style-name="T3"><text:tab/><text:tab/>fun(</text:span><text:span text:style-name="T1">x,y</text:span><text:span text:style-name="T3">){</text:span></text:p>
      <text:p text:style-name="P3"><text:tab/><text:tab/><text:tab/>val resta = x – y</text:p>
      <text:p text:style-name="P3"><text:tab/><text:tab/><text:tab/>Log.d(“calcular”, resta.toString())</text:p>
      <text:p text:style-name="P3"><text:tab/><text:tab/>}</text:p>
      <text:p text:style-name="P3"><text:tab/>)</text:p>
      <text:p text:style-name="P3">}</text:p>
      <text:p text:style-name="P3"/>
      <text:p text:style-name="P3"><text:tab/>Si a la hora de crear una función tiene otra funciíon pero que no recibe parámetros se puede simplificar. (Ejemplo anterior como si operacion no recibiese nada):</text:p>
      <text:p text:style-name="P3"/>
      <text:p text:style-name="P3">calcular(3,4) {</text:p>
      <text:p text:style-name="P3"><text:tab/>Log.d...<text:span text:style-name="T5"> //solo sale en el logcat del ide para saber donde estamos, etc</text:span></text:p>
      <text:p text:style-name="P3">}</text:p>
      <text:p text:style-name="P3">Cuando abrimos la llave sería el 3 parámetro (la función)</text:p>
      <text:p text:style-name="P3"/>
      <text:p text:style-name="P4">Interfaz Gráfica<text:span text:style-name="T3">: a parte de poder hacerla con xml, podemos hacerla con jetpack compose. En el onCreate añadiremos la interfaz grafica gracias al setContent. Para usar el jetpack compose tendremos que crear una función que sobreescriba de Composable:</text:span></text:p>
      <text:p text:style-name="P4"><text:span text:style-name="T3">@Composable</text:span></text:p>
      <text:p text:style-name="P4"><text:span text:style-name="T3">fun interfaz(){</text:span></text:p>
      <text:p text:style-name="P4"><text:span text:style-name="T3"><text:tab/>Column(modifier = ...){</text:span></text:p>
      <text:p text:style-name="P4"><text:span text:style-name="T3"><text:tab/><text:tab/>Row(){</text:span></text:p>
      <text:p text:style-name="P4"><text:span text:style-name="T3"><text:tab/><text:tab/><text:tab/>Box(){ //de esta manera podriamos juntar las dos imagenes en un mismo <text:tab/><text:tab/><text:tab/><text:tab/><text:tab/>contenedor haciendo que una se ponga por encima de otra por ejemplo</text:span></text:p>
      <text:p text:style-name="P4"><text:span text:style-name="T3"><text:tab/><text:tab/><text:tab/><text:tab/>Image(</text:span></text:p>
      <text:p text:style-name="P4"><text:span text:style-name="T3"><text:tab/><text:tab/><text:tab/><text:tab/>)</text:span></text:p>
      <text:p text:style-name="P4"><text:span text:style-name="T3"><text:tab/><text:tab/><text:tab/><text:tab/>Image(</text:span></text:p>
      <text:p text:style-name="P4"><text:span text:style-name="T3"><text:tab/><text:tab/><text:tab/><text:tab/>)</text:span></text:p>
      <text:p text:style-name="P4"><text:span text:style-name="T3"><text:tab/><text:tab/><text:tab/>}</text:span></text:p>
      <text:p text:style-name="P4"><text:span text:style-name="T3"><text:tab/><text:tab/>}}}</text:span></text:p>
      <text:p text:style-name="P4"><text:soft-page-break/><text:span text:style-name="T3">Podemos usar dos tipos de variables, una constante o no constante:</text:span></text:p>
      <text:p text:style-name="P4"><text:span text:style-name="T3">val NOMBRE_CONSTANTE : TipoDeConstante = ...</text:span></text:p>
      <text:p text:style-name="P4"><text:span text:style-name="T3">var nombre_variable : TipoVariable = ...</text:span></text:p>
      <text:p text:style-name="P4"><text:span text:style-name="T3">Todas los tipos de variable se escriben con la primera en mayúscila</text:span></text:p>
      <text:p text:style-name="P4"><text:span text:style-name="T3"/></text:p>
      <text:p text:style-name="P4"><text:span text:style-name="T3">En el onCreate s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08:27.915000000</meta:creation-date>
    <dc:date>2023-10-03T16:43:19.869000000</dc:date>
    <meta:editing-duration>PT30M26S</meta:editing-duration>
    <meta:editing-cycles>3</meta:editing-cycles>
    <meta:generator>LibreOffice/7.4.2.3$Windows_X86_64 LibreOffice_project/382eef1f22670f7f4118c8c2dd222ec7ad009daf</meta:generator>
    <meta:document-statistic meta:table-count="0" meta:image-count="0" meta:object-count="0" meta:page-count="2" meta:paragraph-count="38" meta:word-count="334" meta:character-count="2089" meta:non-whitespace-character-count="1741"/>
  </office:meta>
</office:document-meta>
</file>